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>
      <style:text-properties officeooo:paragraph-rsid="00141e6a"/>
    </style:style>
    <style:style style:name="P5" style:family="paragraph" style:parent-style-name="Table_20_Contents">
      <style:text-properties officeooo:paragraph-rsid="00141e6a"/>
    </style:style>
    <style:style style:name="P6" style:family="paragraph" style:parent-style-name="Azione_20_attore">
      <style:text-properties officeooo:paragraph-rsid="00141e6a"/>
    </style:style>
    <style:style style:name="P7" style:family="paragraph" style:parent-style-name="Azione_20_sistema">
      <style:text-properties officeooo:paragraph-rsid="00141e6a"/>
    </style:style>
    <style:style style:name="T1" style:family="text">
      <style:text-properties officeooo:rsid="00141e6a"/>
    </style:style>
    <style:style style:name="T2" style:family="text">
      <style:text-properties officeooo:rsid="0015e80e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/></text:p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<text:span text:style-name="T1">Inserimento Argoment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/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<text:span text:style-name="T1">Iniziato da: genitore OR educatore didattico OR direttore OR psicopedagog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5"><text:span text:style-name="T1">L'utente accede al sistema forum e viene riconosciuto come genitore OR educatore didattico OR direttore OR psicopedagog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445466" text:style-name="Numerazione_20_UC">
              <text:list-item text:start-value="1">
                <text:p text:style-name="P6"><text:span text:style-name="T1">L'utente apre una sezione del forum </text:span></text:p>
              </text:list-item>
              <text:list-item>
                <text:p text:style-name="P7"><text:span text:style-name="T1">Il sistema permette l'accesso alla sezione</text:span></text:p>
              </text:list-item>
              <text:list-item>
                <text:p text:style-name="P6"><text:span text:style-name="T1">L'utente apre un nuovo argomento (include Visualizzazione lista argomenti)</text:span></text:p>
              </text:list-item>
              <text:list-item>
                <text:p text:style-name="P7"><text:span text:style-name="T1">Il sistema apre una form per un nuovo argomento</text:span></text:p>
              </text:list-item>
              <text:list-item>
                <text:p text:style-name="P6"><text:span text:style-name="T1">L'utente compila il form e sottomette l'argomento</text:span></text:p>
              </text:list-item>
              <text:list-item>
                <text:p text:style-name="P7"><text:span text:style-name="T1">Il sistema memorizza i dati inseriti e genera una nuova pagina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5"><text:span text:style-name="T1">L'utente ha inserito correttamente l'argomento </text:span></text:p>
            <text:p text:style-name="P5"><text:span text:style-name="T1">L'utente ha annullato l'operazione di inserimento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<text:span text:style-name="T1">N</text:span>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1:30:31.94</meta:creation-date>
    <meta:editing-duration>PT12M23S</meta:editing-duration>
    <meta:editing-cycles>3</meta:editing-cycles>
    <meta:generator>LibreOffice/3.6$Windows_x86 LibreOffice_project/da8c1e6-fd468f4-454e206-f42a4a9-143cfd</meta:generator>
    <dc:date>2012-10-19T21:56:42.01</dc:date>
    <meta:document-statistic meta:table-count="1" meta:image-count="0" meta:object-count="0" meta:page-count="1" meta:paragraph-count="20" meta:word-count="131" meta:character-count="872" meta:non-whitespace-character-count="765"/>
  </office:meta>
</office:document-meta>
</file>